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Code Pro" svg:font-family="'Source Code Pro'"/>
    <style:font-face style:name="Source Code Pro Semibold" svg:font-family="'Source Code Pro Semibold'"/>
    <style:font-face style:name="Source Code Pro Semibold1" svg:font-family="'Source Code Pro Semibold'" style:font-pitch="fixed"/>
  </office:font-face-decls>
  <office:automatic-styles>
    <style:style style:name="P1" style:family="paragraph" style:parent-style-name="Standard">
      <style:text-properties style:font-name="Source Code Pro Semibold1" officeooo:rsid="00168651" officeooo:paragraph-rsid="001686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 esto estamos aprendiendo flet </text:p>
      <text:p text:style-name="P1">el objetivo es crear una aplicacion que me permita trabajar con archivos que estan relacionados con los contratos que se me han asignado.</text:p>
      <text:p text:style-name="P1"/>
      <text:p text:style-name="P1">Lo primero que vamos a describir es la interfaz grafica para el trabajo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Code Pro" svg:font-family="'Source Code Pro'"/>
    <style:font-face style:name="Source Code Pro Semibold" svg:font-family="'Source Code Pro Semibold'"/>
    <style:font-face style:name="Source Code Pro Semibold1" svg:font-family="'Source Code Pro Semibold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Source Code Pro Semibold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Source Code Pro Semibold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Source Code Pro Semibold" fo:font-family="'Source Code Pro Semibold'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Source Code Pro" fo:font-family="'Source Code Pro'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Source Code Pro" fo:font-family="'Source Code Pro'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ource Code Pro" fo:font-family="'Source Code Pro'"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9T12:18:35.523428334</meta:creation-date>
    <dc:date>2024-07-28T17:50:14.851000000</dc:date>
    <meta:editing-duration>PT10H28M19S</meta:editing-duration>
    <meta:editing-cycles>2</meta:editing-cycles>
    <meta:generator>LibreOffice/7.5.4.2$Windows_X86_64 LibreOffice_project/36ccfdc35048b057fd9854c757a8b67ec53977b6</meta:generator>
    <meta:document-statistic meta:table-count="0" meta:image-count="0" meta:object-count="0" meta:page-count="1" meta:paragraph-count="3" meta:word-count="41" meta:character-count="243" meta:non-whitespace-character-count="204"/>
  </office:meta>
</office:document-meta>
</file>